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79pt"/>
    </style:style>
    <style:style style:name="co2" style:family="table-column">
      <style:table-column-properties fo:break-before="auto" style:column-width="88.1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87.25pt"/>
    </style:style>
    <style:style style:name="co6" style:family="table-column">
      <style:table-column-properties fo:break-before="auto" style:column-width="82.29pt"/>
    </style:style>
    <style:style style:name="co7" style:family="table-column">
      <style:table-column-properties fo:break-before="auto" style:column-width="54.1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pe_on_Thor" table:style-name="ta1">
        <table:shapes>
          <draw:frame draw:z-index="0" draw:style-name="gr1" draw:text-style-name="P1" svg:width="841.69pt" svg:height="483.76pt" svg:x="197.89pt" svg:y="18.74pt">
            <draw:object draw:notify-on-update-of-ranges="ope_on_Thor.A1:ope_on_Thor.A1 ope_on_Thor.A2:ope_on_Thor.A15 ope_on_Thor.B1:ope_on_Thor.B1 ope_on_Thor.B2:ope_on_Thor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1782386" calcext:value-type="float">
            <text:p>129.1782386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.8827505" calcext:value-type="float">
            <text:p>161.8827505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5.8166592" calcext:value-type="float">
            <text:p>215.8166592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4.5262658" calcext:value-type="float">
            <text:p>234.5262658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9.2538226" calcext:value-type="float">
            <text:p>269.2538226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4.5313923" calcext:value-type="float">
            <text:p>364.531392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7.5734937" calcext:value-type="float">
            <text:p>447.5734937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2.1405001" calcext:value-type="float">
            <text:p>512.1405001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7.8148828" calcext:value-type="float">
            <text:p>527.8148828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9.2169404" calcext:value-type="float">
            <text:p>619.2169404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9.1201401" calcext:value-type="float">
            <text:p>789.1201401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5.5802016" calcext:value-type="float">
            <text:p>815.5802016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1.2429445" calcext:value-type="float">
            <text:p>911.2429445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7.5840201" calcext:value-type="float">
            <text:p>1067.5840201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2763226" calcext:value-type="float">
            <text:p>1256.2763226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_on_Thor_(2)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3" table:default-cell-style-name="ce1"/>
        <table:table-row table:style-name="ro2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_0</text:p>
          </table:table-cell>
          <table:table-cell table:style-name="ce2" office:value-type="string" calcext:value-type="string">
            <text:p>score_0</text:p>
          </table:table-cell>
          <table:table-cell table:style-name="ce2" office:value-type="string" calcext:value-type="string">
            <text:p>train_time_1</text:p>
          </table:table-cell>
          <table:table-cell table:style-name="ce2" office:value-type="string" calcext:value-type="string">
            <text:p>score_1</text:p>
          </table:table-cell>
          <table:table-cell table:style-name="ce2" office:value-type="string" calcext:value-type="string">
            <text:p>train_time_2</text:p>
          </table:table-cell>
          <table:table-cell table:style-name="ce2" office:value-type="string" calcext:value-type="string">
            <text:p>score_2</text:p>
          </table:table-cell>
          <table:table-cell table:style-name="ce2" office:value-type="string" calcext:value-type="string">
            <text:p>train_time_3</text:p>
          </table:table-cell>
          <table:table-cell table:style-name="ce2" office:value-type="string" calcext:value-type="string">
            <text:p>score_3</text:p>
          </table:table-cell>
          <table:table-cell table:style-name="ce2" office:value-type="string" calcext:value-type="string">
            <text:p>train_time_4</text:p>
          </table:table-cell>
          <table:table-cell table:style-name="ce2" office:value-type="string" calcext:value-type="string">
            <text:p>score_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_on_AWS" table:style-name="ta1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36.56" calcext:value-type="float">
            <text:p>1936.56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823.65" calcext:value-type="float">
            <text:p>3823.65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181.15" calcext:value-type="float">
            <text:p>9181.15</text:p>
          </table:table-cell>
          <table:table-cell table:number-columns-repeated="102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2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ope_on_AWS.G26" table:end-x="29pt" table:end-y="14.88pt" draw:z-index="0" draw:name="Chart 1" draw:style-name="gr2" svg:width="347.16pt" svg:height="216pt" svg:x="16.33pt" svg:y="8.9pt">
              <draw:object draw:notify-on-update-of-ranges="ope_on_AWS.A2:ope_on_AWS.A5 ope_on_AWS.B1:ope_on_AWS.B1 ope_on_AWS.B2:ope_on_AWS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_on_AWS" table:style-name="ta1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61.07" calcext:value-type="float">
            <text:p>1961.07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27.88" calcext:value-type="float">
            <text:p>3727.88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2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2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con_on_AWS.G26" table:end-x="29pt" table:end-y="14.88pt" draw:z-index="0" draw:name="Chart 1" draw:style-name="gr2" svg:width="347.16pt" svg:height="216pt" svg:x="16.33pt" svg:y="8.9pt">
              <draw:object draw:notify-on-update-of-ranges="con_on_AWS.A2:con_on_AWS.A5 con_on_AWS.B1:con_on_AWS.B1 con_on_AWS.B2:con_on_AWS.B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_on_AWS" table:style-name="ta1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60.93" calcext:value-type="float">
            <text:p>1960.93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94.98" calcext:value-type="float">
            <text:p>3694.98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2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2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ext_on_AWS.G26" table:end-x="29pt" table:end-y="14.88pt" draw:z-index="0" draw:name="Chart 1" draw:style-name="gr2" svg:width="347.16pt" svg:height="216pt" svg:x="16.33pt" svg:y="8.9pt">
              <draw:object draw:notify-on-update-of-ranges="ext_on_AWS.A2:ext_on_AWS.A5 ext_on_AWS.B1:ext_on_AWS.B1 ext_on_AWS.B2:ext_on_AWS.B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Jonathan McFadden</meta:initial-creator>
    <meta:creation-date>2018-05-16T17:50:04Z</meta:creation-date>
    <dc:date>2018-05-16T20:29:35.464881696</dc:date>
    <meta:editing-duration>PT45M19S</meta:editing-duration>
    <meta:editing-cycles>3</meta:editing-cycles>
    <meta:document-statistic meta:table-count="5" meta:cell-count="1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Linear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Quadratic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694cm" svg:height="17.067cm" xlink:href=".." xlink:type="simple" chart:class="chart:scatter" chart:style-name="ch1">
        <chart:legend chart:legend-position="end" svg:x="26.842cm" svg:y="7.854cm" style:legend-expansion="high" chart:style-name="ch2"/>
        <chart:plot-area chart:style-name="ch3" table:cell-range-address="ope_on_Thor.A1:ope_on_Thor.B15" chart:data-source-has-labels="row" svg:x="0.331cm" svg:y="0.393cm" svg:width="26.522cm" svg:height="16.383cm">
          <chartooo:coordinate-region svg:x="1.323cm" svg:y="0.553cm" svg:width="25.25cm" svg:height="15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_on_Thor.B2:ope_on_Thor.B15" chart:label-cell-address="ope_on_Thor.B1:ope_on_Thor.B1" chart:class="chart:scatter">
            <chart:domain table:cell-range-address="ope_on_Thor.A2:ope_on_Thor.A15"/>
            <chart:regression-curve chart:style-name="ch7">
              <chart:equation chart:display-equation="true" chart:display-r-square="true" svg:x="3.742cm" svg:y="0.913cm"/>
            </chart:regression-curve>
            <chart:regression-curve chart:style-name="ch8">
              <chart:equation chart:display-equation="true" chart:display-r-square="true"/>
            </chart:regression-curve>
            <chart:data-point chart:repeated="5"/>
            <chart:data-point chart:style-name="ch9" chart:repeated="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ope_on_Thor.B1:ope_on_Tho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ope_on_Thor.A2:ope_on_Thor.A15</svg:desc>
                </draw:g>
              </table:table-cell>
              <table:table-cell office:value-type="float" office:value="129.1782386">
                <text:p>129.1782386</text:p>
                <draw:g>
                  <svg:desc>ope_on_Thor.B2:ope_on_Thor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61.8827505">
                <text:p>161.8827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5.8166592">
                <text:p>215.8166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4.5262658">
                <text:p>234.5262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69.2538226">
                <text:p>269.2538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64.5313923">
                <text:p>364.5313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47.5734937">
                <text:p>447.5734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512.1405001">
                <text:p>512.1405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527.8148828">
                <text:p>527.8148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619.2169404">
                <text:p>619.2169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89.1201401">
                <text:p>789.1201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815.5802016">
                <text:p>815.5802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911.2429445">
                <text:p>911.2429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067.5840201">
                <text:p>1067.5840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48cm" svg:height="7.621cm" xlink:href=".." xlink:type="simple" chart:class="chart:scatter" chart:style-name="ch1">
        <chart:title svg:x="4.752cm" svg:y="0.287cm" chart:style-name="ch2">
          <text:p>train_time</text:p>
        </chart:title>
        <chart:legend chart:legend-position="bottom" svg:x="5.067cm" svg:y="7.049cm" style:legend-expansion="wide" chart:style-name="ch3"/>
        <chart:plot-area chart:style-name="ch4" table:cell-range-address="ope_on_AWS.A2:ope_on_AWS.B5 ope_on_AWS.B1:ope_on_AWS.B1" chart:data-source-has-labels="row" svg:x="0.244cm" svg:y="1.318cm" svg:width="11.76cm" svg:height="5.395cm">
          <chartooo:coordinate-region svg:x="1.342cm" svg:y="1.504cm" svg:width="10.026cm" svg:height="4.58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ope_on_AWS.B2:ope_on_AWS.B5" chart:label-cell-address="ope_on_AWS.B1:ope_on_AWS.B1" chart:class="chart:scatter">
            <chart:domain table:cell-range-address="ope_on_AWS.A2:ope_on_AWS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ope_on_AWS.B1:ope_on_AW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ope_on_AWS.A2:ope_on_AWS.A5</svg:desc>
                </draw:g>
              </table:table-cell>
              <table:table-cell office:value-type="float" office:value="1936.56">
                <text:p>1936.56</text:p>
                <draw:g>
                  <svg:desc>ope_on_AWS.B2:ope_on_AW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823.65">
                <text:p>382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9181.15">
                <text:p>9181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47cm" svg:height="7.62cm" xlink:href=".." xlink:type="simple" chart:class="chart:scatter" chart:style-name="ch1">
        <chart:title svg:x="4.751cm" svg:y="0.287cm" chart:style-name="ch2">
          <text:p>train_time</text:p>
        </chart:title>
        <chart:legend chart:legend-position="bottom" svg:x="5.066cm" svg:y="7.048cm" style:legend-expansion="wide" chart:style-name="ch3"/>
        <chart:plot-area chart:style-name="ch4" table:cell-range-address="con_on_AWS.A2:con_on_AWS.B5 con_on_AWS.B1:con_on_AWS.B1" chart:data-source-has-labels="row" svg:x="0.244cm" svg:y="1.318cm" svg:width="11.759cm" svg:height="5.394cm">
          <chartooo:coordinate-region svg:x="1.342cm" svg:y="1.505cm" svg:width="10.236cm" svg:height="4.58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on_on_AWS.B2:con_on_AWS.B5" chart:label-cell-address="con_on_AWS.B1:con_on_AWS.B1" chart:class="chart:scatter">
            <chart:domain table:cell-range-address="con_on_AWS.A2:con_on_AWS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con_on_AWS.B1:con_on_AW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con_on_AWS.A2:con_on_AWS.A5</svg:desc>
                </draw:g>
              </table:table-cell>
              <table:table-cell office:value-type="float" office:value="1961.07">
                <text:p>1961.07</text:p>
                <draw:g>
                  <svg:desc>con_on_AWS.B2:con_on_AW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727.88">
                <text:p>3727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47cm" svg:height="7.62cm" xlink:href=".." xlink:type="simple" chart:class="chart:scatter" chart:style-name="ch1">
        <chart:title svg:x="4.751cm" svg:y="0.287cm" chart:style-name="ch2">
          <text:p>train_time</text:p>
        </chart:title>
        <chart:legend chart:legend-position="bottom" svg:x="5.066cm" svg:y="7.048cm" style:legend-expansion="wide" chart:style-name="ch3"/>
        <chart:plot-area chart:style-name="ch4" table:cell-range-address="ext_on_AWS.A2:ext_on_AWS.B5 ext_on_AWS.B1:ext_on_AWS.B1" chart:data-source-has-labels="row" svg:x="0.244cm" svg:y="1.318cm" svg:width="11.759cm" svg:height="5.394cm">
          <chartooo:coordinate-region svg:x="1.342cm" svg:y="1.505cm" svg:width="10.236cm" svg:height="4.58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ext_on_AWS.B2:ext_on_AWS.B5" chart:label-cell-address="ext_on_AWS.B1:ext_on_AWS.B1" chart:class="chart:scatter">
            <chart:domain table:cell-range-address="ext_on_AWS.A2:ext_on_AWS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ext_on_AWS.B1:ext_on_AW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ext_on_AWS.A2:ext_on_AWS.A5</svg:desc>
                </draw:g>
              </table:table-cell>
              <table:table-cell office:value-type="float" office:value="1960.93">
                <text:p>1960.93</text:p>
                <draw:g>
                  <svg:desc>ext_on_AWS.B2:ext_on_AW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694.98">
                <text:p>3694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